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a8f" officeooo:paragraph-rsid="00022a8f"/>
    </style:style>
    <style:style style:name="T1" style:family="text">
      <style:text-properties officeooo:rsid="0005975e"/>
    </style:style>
    <style:style style:name="T2" style:family="text">
      <style:text-properties officeooo:rsid="00073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 – Week 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0:57.848893123</meta:creation-date>
    <dc:date>2018-09-09T14:52:06.192181113</dc:date>
    <meta:editing-duration>PT1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1" meta:non-whitespace-character-count="8"/>
  </office:meta>
</office:document-meta>
</file>